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20%" fo:text-indent="0cm" style:auto-text-indent="false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Arial" fo:font-weight="bold" officeooo:paragraph-rsid="0024b62e" style:font-weight-asian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20%" fo:text-indent="0cm" style:auto-text-indent="false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Arial" fo:font-weight="bold" officeooo:rsid="0024b62e" officeooo:paragraph-rsid="0024b62e" style:font-weight-asian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20%" fo:text-indent="0cm" style:auto-text-indent="false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Arial" fo:font-weight="bold" officeooo:rsid="0024b62e" officeooo:paragraph-rsid="00251bd4" style:font-weight-asian="bold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20%" fo:text-indent="0cm" style:auto-text-indent="false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Arial" fo:font-weight="normal" officeooo:rsid="0026f5f6" officeooo:paragraph-rsid="00251bd4" style:font-weight-asian="normal" style:font-weight-complex="normal"/>
    </style:style>
    <style:style style:name="P6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</style:style>
    <style:style style:name="P7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Liberation Serif"/>
    </style:style>
    <style:style style:name="P8" style:family="paragraph" style:parent-style-name="Standard">
      <style:paragraph-properties fo:margin-left="1.251cm" fo:margin-right="0cm" fo:margin-top="0cm" fo:margin-bottom="0cm" loext:contextual-spacing="false" fo:line-height="120%" fo:text-indent="0cm" style:auto-text-indent="false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Arial" fo:font-size="10pt" fo:font-weight="normal" officeooo:rsid="0024b62e" officeooo:paragraph-rsid="0024b62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1.251cm" fo:margin-right="0cm" fo:margin-top="0cm" fo:margin-bottom="0cm" loext:contextual-spacing="false" fo:line-height="120%" fo:text-indent="0cm" style:auto-text-indent="false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Arial" fo:font-size="10pt" fo:font-weight="normal" officeooo:rsid="0024b62e" officeooo:paragraph-rsid="00251bd4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1.251cm" fo:margin-right="0cm" fo:margin-top="0cm" fo:margin-bottom="0cm" loext:contextual-spacing="false" fo:line-height="120%" fo:text-indent="0cm" style:auto-text-indent="false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Arial" fo:font-size="10pt" fo:font-weight="normal" officeooo:rsid="00251bd4" officeooo:paragraph-rsid="00251bd4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Arial" fo:font-weight="bold" style:font-weight-asian="bold"/>
    </style:style>
    <style:style style:name="P12" style:family="paragraph" style:parent-style-name="Standard">
      <style:paragraph-properties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Arial" fo:font-weight="bold" officeooo:paragraph-rsid="001f2a03" style:font-weight-asian="bold"/>
    </style:style>
    <style:style style:name="P13" style:family="paragraph" style:parent-style-name="Standard">
      <style:paragraph-properties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Arial" fo:font-weight="bold" officeooo:paragraph-rsid="0020a100" style:font-weight-asian="bold"/>
    </style:style>
    <style:style style:name="P14" style:family="paragraph" style:parent-style-name="Standard">
      <style:paragraph-properties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Arial" fo:font-weight="bold" officeooo:paragraph-rsid="0022cddb" style:font-weight-asian="bold"/>
    </style:style>
    <style:style style:name="P15" style:family="paragraph" style:parent-style-name="Standard">
      <style:paragraph-properties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Arial" fo:font-weight="bold" officeooo:rsid="002261a8" officeooo:paragraph-rsid="002261a8" style:font-weight-asian="bold"/>
    </style:style>
    <style:style style:name="P16" style:family="paragraph" style:parent-style-name="Standard">
      <style:paragraph-properties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Times New Roman" fo:font-weight="normal" style:font-weight-asian="normal" style:font-weight-complex="normal"/>
    </style:style>
    <style:style style:name="P17" style:family="paragraph" style:parent-style-name="Standard">
      <style:paragraph-properties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</style:style>
    <style:style style:name="P18" style:family="paragraph" style:parent-style-name="Standard">
      <style:paragraph-properties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Liberation Serif" fo:font-weight="bold" officeooo:paragraph-rsid="001f2a03" style:font-weight-asian="bold"/>
    </style:style>
    <style:style style:name="P19" style:family="paragraph" style:parent-style-name="Standard">
      <style:paragraph-properties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loext:contextual-spacing="false"/>
    </style:style>
    <style:style style:name="P21" style:family="paragraph" style:parent-style-name="Standard">
      <style:paragraph-properties fo:margin-left="0.635cm" fo:margin-right="0cm" fo:margin-top="0cm" fo:margin-bottom="0cm" loext:contextual-spacing="false" fo:line-height="120%" fo:text-indent="0cm" style:auto-text-indent="false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officeooo:paragraph-rsid="002af031"/>
    </style:style>
    <style:style style:name="P22" style:family="paragraph" style:parent-style-name="Standard">
      <style:paragraph-properties fo:margin-left="0.635cm" fo:margin-right="0cm" fo:margin-top="0cm" fo:margin-bottom="0cm" loext:contextual-spacing="false" fo:line-height="120%" fo:text-indent="0cm" style:auto-text-indent="false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Liberation Serif" officeooo:paragraph-rsid="002af031"/>
    </style:style>
    <style:style style:name="P23" style:family="paragraph" style:parent-style-name="Standard" style:list-style-name="L3">
      <style:paragraph-properties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Liberation Serif"/>
    </style:style>
    <style:style style:name="P24" style:family="paragraph" style:parent-style-name="Standard" style:list-style-name="L3">
      <style:paragraph-properties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Liberation Serif" fo:font-weight="normal" style:font-weight-asian="normal" style:font-weight-complex="normal"/>
    </style:style>
    <style:style style:name="P25" style:family="paragraph" style:parent-style-name="Standard" style:list-style-name="L3">
      <style:paragraph-properties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left="0cm" fo:margin-right="0cm" fo:text-align="center" style:justify-single-word="false" fo:text-indent="0cm" style:auto-text-indent="false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Standard" style:list-style-name="L4">
      <style:paragraph-properties style:writing-mode="lr-tb"/>
      <style:text-properties style:font-name="Liberation Serif" fo:font-size="12pt" style:font-size-asian="12pt" style:font-size-complex="12pt"/>
    </style:style>
    <style:style style:name="P28" style:family="paragraph" style:parent-style-name="Standard" style:list-style-name="L4">
      <style:paragraph-properties style:writing-mode="lr-tb"/>
      <style:text-properties style:font-name="Liberation Serif" fo:font-size="12pt" officeooo:paragraph-rsid="0020a100" style:font-size-asian="12pt" style:font-size-complex="12pt"/>
    </style:style>
    <style:style style:name="P29" style:family="paragraph" style:parent-style-name="Standard" style:list-style-name="L4">
      <style:paragraph-properties fo:line-height="120%" style:writing-mode="lr-tb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Liberation Serif" fo:font-size="12pt" fo:font-weight="bold" officeooo:paragraph-rsid="0020a100" style:font-size-asian="12pt" style:font-weight-asian="bold" style:font-size-complex="12pt"/>
    </style:style>
    <style:style style:name="P30" style:family="paragraph" style:parent-style-name="Standard" style:list-style-name="L4">
      <style:paragraph-properties fo:line-height="120%" style:writing-mode="lr-tb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Times New Roman" fo:font-size="12pt" fo:font-weight="bold" officeooo:paragraph-rsid="0020a100" style:font-size-asian="12pt" style:font-weight-asian="bold" style:font-size-complex="12pt"/>
    </style:style>
    <style:style style:name="P31" style:family="paragraph" style:parent-style-name="Standard" style:list-style-name="L9">
      <style:paragraph-properties fo:margin-top="0cm" fo:margin-bottom="0cm" loext:contextual-spacing="false"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Liberation Serif" fo:font-weight="normal" officeooo:rsid="0024b62e" officeooo:paragraph-rsid="002af031" style:font-weight-asian="normal" style:font-weight-complex="normal"/>
    </style:style>
    <style:style style:name="P32" style:family="paragraph" style:parent-style-name="Standard" style:list-style-name="L10">
      <style:paragraph-properties fo:margin-top="0cm" fo:margin-bottom="0cm" loext:contextual-spacing="false"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officeooo:paragraph-rsid="0024b62e"/>
    </style:style>
    <style:style style:name="P33" style:family="paragraph" style:parent-style-name="Standard" style:list-style-name="L11">
      <style:paragraph-properties fo:margin-top="0cm" fo:margin-bottom="0cm" loext:contextual-spacing="false"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officeooo:paragraph-rsid="00251bd4"/>
    </style:style>
    <style:style style:name="P34" style:family="paragraph" style:parent-style-name="Standard">
      <style:paragraph-properties fo:margin-left="1.251cm" fo:margin-right="0cm" fo:margin-top="0cm" fo:margin-bottom="0cm" loext:contextual-spacing="false" fo:line-height="120%" fo:text-indent="0cm" style:auto-text-indent="false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Arial" fo:font-size="10pt" fo:font-weight="normal" officeooo:rsid="0024b62e" officeooo:paragraph-rsid="002c62ad" style:font-size-asian="10pt" style:font-weight-asian="normal" style:font-size-complex="10pt" style:font-weight-complex="normal"/>
    </style:style>
    <style:style style:name="P35" style:family="paragraph" style:parent-style-name="Text_20_body" style:list-style-name="L2">
      <style:text-properties style:font-name="Liberation Serif"/>
    </style:style>
    <style:style style:name="P36" style:family="paragraph" style:parent-style-name="Text_20_body" style:list-style-name="L2">
      <style:text-properties style:font-name="Liberation Serif" officeooo:rsid="00208192" officeooo:paragraph-rsid="00208192"/>
    </style:style>
    <style:style style:name="P37" style:family="paragraph" style:parent-style-name="Text_20_body" style:list-style-name="L9">
      <style:text-properties style:font-name="Liberation Serif" officeooo:rsid="0024b62e" officeooo:paragraph-rsid="0024b62e"/>
    </style:style>
    <style:style style:name="P38" style:family="paragraph" style:parent-style-name="Text_20_body" style:list-style-name="L9">
      <style:text-properties style:font-name="Liberation Serif" officeooo:rsid="002af031" officeooo:paragraph-rsid="002af031"/>
    </style:style>
    <style:style style:name="P39" style:family="paragraph" style:parent-style-name="Text_20_body" style:list-style-name="L9">
      <style:text-properties officeooo:rsid="0024b62e" officeooo:paragraph-rsid="0024b62e"/>
    </style:style>
    <style:style style:name="P40" style:family="paragraph" style:parent-style-name="Text_20_body" style:list-style-name="L5">
      <style:paragraph-properties fo:margin-top="0cm" fo:margin-bottom="0cm" loext:contextual-spacing="false"/>
      <style:text-properties fo:font-variant="normal" fo:text-transform="none" style:font-name="Liberation Serif" fo:font-size="12pt" fo:font-weight="normal" officeooo:rsid="0020a100" officeooo:paragraph-rsid="002261a8" style:font-size-asian="12pt" style:font-weight-asian="normal" style:font-size-complex="12pt" style:font-weight-complex="normal"/>
    </style:style>
    <style:style style:name="P41" style:family="paragraph" style:parent-style-name="Text_20_body" style:list-style-name="L5">
      <style:paragraph-properties fo:margin-top="0cm" fo:margin-bottom="0cm" loext:contextual-spacing="false"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fo:font-variant="normal" fo:text-transform="none" style:font-name="Liberation Serif" fo:font-size="10.5pt" fo:font-weight="normal" officeooo:rsid="002261a8" officeooo:paragraph-rsid="002261a8" style:font-size-asian="10.5pt" style:font-weight-asian="normal" style:font-size-complex="10.5pt" style:font-weight-complex="normal"/>
    </style:style>
    <style:style style:name="P42" style:family="paragraph" style:parent-style-name="Text_20_body" style:list-style-name="L5">
      <style:paragraph-properties fo:margin-top="0cm" fo:margin-bottom="0cm" loext:contextual-spacing="false" fo:line-height="120%">
        <style:tab-stops>
          <style:tab-stop style:position="1cm"/>
          <style:tab-stop style:position="2cm"/>
          <style:tab-stop style:position="2.752cm"/>
          <style:tab-stop style:position="3.752cm"/>
        </style:tab-stops>
      </style:paragraph-properties>
      <style:text-properties style:font-name="Liberation Serif" fo:font-weight="bold" officeooo:rsid="002261a8" officeooo:paragraph-rsid="002261a8" style:font-weight-asian="bold"/>
    </style:style>
    <style:style style:name="P43" style:family="paragraph" style:parent-style-name="Text_20_body" style:list-style-name="L6">
      <style:paragraph-properties fo:margin-top="0cm" fo:margin-bottom="0cm" loext:contextual-spacing="false"/>
      <style:text-properties style:font-name="Liberation Serif" officeooo:paragraph-rsid="0020a100"/>
    </style:style>
    <style:style style:name="P44" style:family="paragraph" style:parent-style-name="Text_20_body" style:list-style-name="L5">
      <style:paragraph-properties fo:margin-top="0cm" fo:margin-bottom="0cm" loext:contextual-spacing="false"/>
      <style:text-properties officeooo:paragraph-rsid="002261a8"/>
    </style:style>
    <style:style style:name="P45" style:family="paragraph" style:parent-style-name="Text_20_body" style:list-style-name="L7">
      <style:paragraph-properties fo:margin-top="0cm" fo:margin-bottom="0cm" loext:contextual-spacing="false"/>
      <style:text-properties officeooo:paragraph-rsid="002261a8"/>
    </style:style>
    <style:style style:name="P46" style:family="paragraph" style:parent-style-name="Text_20_body" style:list-style-name="L8">
      <style:paragraph-properties fo:margin-left="1.251cm" fo:margin-right="0cm" fo:margin-top="0cm" fo:margin-bottom="0cm" loext:contextual-spacing="false" fo:text-indent="-0.635cm" style:auto-text-indent="false"/>
      <style:text-properties style:font-name="Liberation Serif"/>
    </style:style>
    <style:style style:name="P47" style:family="paragraph" style:parent-style-name="Heading_20_2">
      <style:text-properties officeooo:paragraph-rsid="00208192"/>
    </style:style>
    <style:style style:name="P48" style:family="paragraph" style:parent-style-name="Heading_20_1" style:list-style-name="L1">
      <style:paragraph-properties fo:margin-left="0cm" fo:margin-right="0cm" fo:text-align="center" style:justify-single-word="false" fo:text-indent="0cm" style:auto-text-indent="false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Verdana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font-variant="normal" fo:text-transform="none" style:font-name="Verdana" fo:font-size="10.5pt" fo:language="de" fo:country="DE" fo:font-weight="normal" style:font-size-asian="10.5pt" style:font-weight-asian="normal" style:font-size-complex="10.5pt" style:font-weight-complex="normal"/>
    </style:style>
    <style:style style:name="T6" style:family="text">
      <style:text-properties fo:font-variant="normal" fo:text-transform="none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font-size="12pt" fo:font-weight="normal" officeooo:rsid="0020a10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font-size="10.5pt" fo:font-weight="normal" style:font-size-asian="10.5pt" style:font-weight-asian="normal" style:font-size-complex="10.5pt" style:font-weight-complex="normal"/>
    </style:style>
    <style:style style:name="T9" style:family="text">
      <style:text-properties officeooo:rsid="001ddcfc"/>
    </style:style>
    <style:style style:name="T10" style:family="text">
      <style:text-properties officeooo:rsid="001f2a03"/>
    </style:style>
    <style:style style:name="T11" style:family="text">
      <style:text-properties officeooo:rsid="0020a100"/>
    </style:style>
    <style:style style:name="T12" style:family="text">
      <style:text-properties officeooo:rsid="0022cddb"/>
    </style:style>
    <style:style style:name="T13" style:family="text">
      <style:text-properties officeooo:rsid="0024b62e"/>
    </style:style>
    <style:style style:name="T14" style:family="text">
      <style:text-properties officeooo:rsid="00251bd4"/>
    </style:style>
    <style:style style:name="T15" style:family="text">
      <style:text-properties officeooo:rsid="002824c7"/>
    </style:style>
    <style:style style:name="T16" style:family="text">
      <style:text-properties officeooo:rsid="0028e826"/>
    </style:style>
    <style:style style:name="T17" style:family="text">
      <style:text-properties officeooo:rsid="002af031"/>
    </style:style>
    <style:style style:name="T18" style:family="text">
      <style:text-properties style:font-name="Arial" fo:font-weight="bold" officeooo:rsid="002af031" style:font-weight-asian="bold"/>
    </style:style>
    <style:style style:name="T19" style:family="text">
      <style:text-properties style:font-name="Arial" fo:font-weight="bold" officeooo:rsid="0024b62e" style:font-weight-asian="bold"/>
    </style:style>
    <style:style style:name="T20" style:family="text">
      <style:text-properties style:font-name="Arial" fo:font-weight="bold" officeooo:rsid="002af031" style:font-weight-asian="bold" style:font-weight-complex="normal"/>
    </style:style>
    <style:style style:name="T21" style:family="text">
      <style:text-properties style:font-name="Arial" fo:font-weight="bold" officeooo:rsid="0024b62e" style:font-weight-asian="bold" style:font-weight-complex="normal"/>
    </style:style>
    <style:style style:name="T22" style:family="text">
      <style:text-properties style:font-name="Arial" fo:font-weight="bold" officeooo:rsid="00251bd4" style:font-weight-asian="bold" style:font-weight-complex="normal"/>
    </style:style>
    <style:style style:name="T23" style:family="text">
      <style:text-properties style:font-name="Arial" fo:font-weight="bold" officeooo:rsid="0022cddb" style:font-weight-asian="bold"/>
    </style:style>
    <style:style style:name="T24" style:family="text">
      <style:text-properties style:font-name="Arial" fo:font-weight="bold" officeooo:rsid="002261a8" style:font-weight-asian="bold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font-weight="normal" style:font-weight-asian="normal" style:font-weight-complex="normal"/>
    </style:style>
    <style:style style:name="T27" style:family="text">
      <style:text-properties style:font-name="Liberation Serif" fo:font-weight="normal" officeooo:rsid="001ddcfc" style:font-weight-asian="normal" style:font-weight-complex="normal"/>
    </style:style>
    <style:style style:name="T28" style:family="text">
      <style:text-properties style:font-name="Liberation Serif" fo:font-size="12pt" fo:font-weight="normal" officeooo:rsid="001ddcfc" style:font-size-asian="12pt" style:font-weight-asian="normal" style:font-size-complex="12pt" style:font-weight-complex="normal"/>
    </style:style>
    <style:style style:name="T29" style:family="text">
      <style:text-properties style:font-name="Liberation Serif" officeooo:rsid="001f2a03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ddcfc" style:font-weight-asian="normal" style:font-weight-complex="normal"/>
    </style:style>
    <style:style style:name="T32" style:family="text">
      <style:text-properties fo:font-weight="normal" officeooo:rsid="001f2a03" style:font-weight-asian="normal" style:font-weight-complex="normal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10.5pt" fo:font-weight="bold" style:font-size-asian="10.5pt" style:font-weight-asian="bold" style:font-size-complex="10.5pt" style:font-weight-complex="bold"/>
    </style:style>
    <style:style style:name="T35" style:family="text">
      <style:text-properties fo:font-size="10.5pt" fo:font-weight="bold" officeooo:rsid="002c61c8" style:font-size-asian="10.5pt" style:font-weight-asian="bold" style:font-size-complex="10.5pt" style:font-weight-complex="bold"/>
    </style:style>
    <style:style style:name="T36" style:family="text">
      <style:text-properties fo:font-size="10.5pt" fo:font-weight="bold" officeooo:rsid="002c62ad" style:font-size-asian="10.5pt" style:font-weight-asian="bold" style:font-size-complex="10.5pt" style:font-weight-complex="bold"/>
    </style:style>
    <style:style style:name="T37" style:family="text">
      <style:text-properties fo:font-size="10.5pt" fo:font-weight="bold" style:font-size-asian="10.5pt" style:font-weight-asian="normal" style:font-size-complex="10.5pt" style:font-weight-complex="normal"/>
    </style:style>
    <style:style style:name="T3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9" style:family="text">
      <style:text-properties officeooo:rsid="002b944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77696377" text:style-name="L1">
        <text:list-header>
          <text:h text:style-name="P48" text:outline-level="1">M2101-APR-Architecture et programmation des mécanismes de base d'un système informatique</text:h>
        </text:list-header>
      </text:list>
      <text:section text:style-name="Sect1" text:name="header">
        <text:p text:style-name="P20"/>
      </text:section>
      <text:list xml:id="list94027979766260" text:continue-numbering="true" text:style-name="L1">
        <text:list-header>
          <text:p text:style-name="P26">Langage C TP 1</text:p>
        </text:list-header>
      </text:list>
      <text:h text:style-name="P47" text:outline-level="2">Objectif : </text:h>
      <text:list xml:id="list3942170970" text:style-name="L2">
        <text:list-item>
          <text:p text:style-name="P35">utiliser l’ide codeBlocks</text:p>
        </text:list-item>
        <text:list-item>
          <text:p text:style-name="P36">manipuler les enregistrements (struct) en C</text:p>
        </text:list-item>
        <text:list-item>
          <text:p text:style-name="P36">les sous programmes d’E/S printf/scanf</text:p>
        </text:list-item>
      </text:list>
      <text:p text:style-name="P1"/>
      <text:p text:style-name="P12">Exercice 1 <text:span text:style-name="T9">prendre en main un IDE </text:span><text:span text:style-name="T27">(</text:span><text:span text:style-name="T28">Environnement de Développement Intégré )</text:span></text:p>
      <text:p text:style-name="P18"><text:span text:style-name="T9">( </text:span><text:span text:style-name="T31">CodeBlocks </text:span><text:span text:style-name="T32">ou virtual C IDE)</text:span></text:p>
      <text:list xml:id="list3089958512" text:style-name="L3">
        <text:list-item>
          <text:p text:style-name="P23"><text:span text:style-name="T30">Lancer</text:span> <text:s/><text:span text:style-name="T10">l'</text:span><text:span text:style-name="T30">EDI </text:span><text:span text:style-name="T33">. </text:span></text:p>
        </text:list-item>
        <text:list-item>
          <text:p text:style-name="P24">Explorer les menus.</text:p>
        </text:list-item>
        <text:list-item>
          <text:p text:style-name="P24">Créer un projet. </text:p>
        </text:list-item>
        <text:list-item>
          <text:p text:style-name="P25">Un programme principal par défaut est généré automatiquement : l'ouvrir, le compiler et le lancer...</text:p>
        </text:list-item>
      </text:list>
      <text:p text:style-name="P17"><text:span text:style-name="T26">Vous utiliserez le document </text:span><text:a xlink:type="simple" xlink:href="http://webetud.iut-blagnac.fr/mod/resource/view.php?id=12617" office:target-frame-name="resource9625" xlink:show="replace" text:style-name="Internet_20_link" text:visited-style-name="Visited_20_Internet_20_Link"><text:span text:style-name="T25">Documentation codeBlocks</text:span></text:a><text:span text:style-name="T25"> </text:span><text:span text:style-name="T29">ou VirtualCIDE </text:span><text:span text:style-name="T25">de moodle.</text:span></text:p>
      <text:p text:style-name="P19">Dans ce document vous trouverez les informations suivantes  :</text:p>
      <text:list xml:id="list3045456250" text:style-name="L4">
        <text:list-item>
          <text:p text:style-name="P27">Configuration de l'Environnement de Développement Intégré (EDI) <text:s/></text:p>
        </text:list-item>
        <text:list-item>
          <text:p text:style-name="P27">Création d'un projet en mode console.</text:p>
        </text:list-item>
        <text:list-item>
          <text:p text:style-name="P27">Ajouter un fichier .h au projet .</text:p>
        </text:list-item>
        <text:list-item>
          <text:p text:style-name="P27">Ajouter un fichier .c au projet </text:p>
        </text:list-item>
        <text:list-item>
          <text:p text:style-name="P27">Ajouter un fichier au projet </text:p>
        </text:list-item>
        <text:list-item>
          <text:p text:style-name="P27">Utiliser le debugger (uniquement avec un projet).</text:p>
        </text:list-item>
        <text:list-item>
          <text:p text:style-name="P27">Mettre des points d'arrêts dans le code. </text:p>
        </text:list-item>
        <text:list-item>
          <text:p text:style-name="P27">Lancer le debugger. </text:p>
        </text:list-item>
        <text:list-item>
          <text:p text:style-name="P27">Appeler un programme en mode console. </text:p>
        </text:list-item>
      </text:list>
      <text:p text:style-name="P16"/>
      <text:p text:style-name="P11">Exercice <text:s/>2</text:p>
      <text:list xml:id="list94026591070475" text:continue-numbering="true" text:style-name="L4">
        <text:list-item>
          <text:p text:style-name="P28"><text:span text:style-name="T11">Créer un nouveau projet CodeBlocks</text:span>.</text:p>
        </text:list-item>
        <text:list-item>
          <text:p text:style-name="P28"><text:span text:style-name="T11">Récupérer sous moodle les fichiers compte.h et compte.c les copier dans le répertoire de votre nouveau projet</text:span>. </text:p>
        </text:list-item>
        <text:list-item>
          <text:p text:style-name="P28"><text:span text:style-name="T11">Ajouter les deux fichiers au projet CodeBlocks</text:span>. </text:p>
        </text:list-item>
        <text:list-item>
          <text:p text:style-name="P29"><text:span text:style-name="T11">Comprendre les fichiers compte.h et compte.c</text:span>.</text:p>
          <text:p text:style-name="P30"/>
        </text:list-item>
      </text:list>
      <text:p text:style-name="P13">Exercice <text:s/><text:span text:style-name="T11">3</text:span></text:p>
      <text:p text:style-name="P15">Pour chaque sous-programme :</text:p>
      <text:list xml:id="list3882843656" text:style-name="L5">
        <text:list-item>
          <text:p text:style-name="P40">Donner le commentaire et la déclaration du sous-programme dans le fichier compte.h,</text:p>
        </text:list-item>
        <text:list-item>
          <text:p text:style-name="P42"><text:span text:style-name="T7">E</text:span><text:span text:style-name="T6">crire le sous-programme </text:span><text:span text:style-name="T7">dans le fichier compte.c</text:span><text:span text:style-name="T8">. <text:s text:c="2"/></text:span></text:p>
          <text:p text:style-name="P41"/>
        </text:list-item>
      </text:list>
      <text:list xml:id="list1337294777" text:style-name="L6">
        <text:list-item>
          <text:p text:style-name="P43">Ecrire le sous-programme <text:span text:style-name="T34">afficheTab</text:span> qui permet d'afficher toutes <text:span text:style-name="T2">les</text:span> informations des <text:span text:style-name="T34">p</text:span><text:span text:style-name="T36">f</text:span><text:span text:style-name="T34">NbC</text:span> comptes du tableau <text:span text:style-name="T34">p</text:span><text:span text:style-name="T36">f</text:span><text:span text:style-name="T34">TabC</text:span> (à une entrée) de <text:span text:style-name="T35">C</text:span><text:span text:style-name="T34">ompte. </text:span><text:span text:style-name="T7"><text:s/></text:span></text:p>
        </text:list-item>
      </text:list>
      <text:list xml:id="list94028284532133" text:continue-list="list3882843656" text:style-name="L5">
        <text:list-header>
          <text:p text:style-name="P44"><text:soft-page-break/><text:span text:style-name="T4"><text:s text:c="15"/></text:span><text:span text:style-name="T5"><text:s text:c="64"/></text:span></text:p>
        </text:list-header>
      </text:list>
      <text:list xml:id="list3459621608" text:style-name="L7">
        <text:list-header>
          <text:p text:style-name="P45"/>
        </text:list-header>
      </text:list>
      <text:p text:style-name="P14">Exercice <text:s/><text:span text:style-name="T12">4</text:span></text:p>
      <text:p text:style-name="P21"><text:span text:style-name="T23">Programme main </text:span><text:span text:style-name="T24">:</text:span></text:p>
      <text:p text:style-name="P22">En utilisant les sous-programmes cités ci-dessus si nécessaire, écrire le programme principal permettant :</text:p>
      <text:p text:style-name="P7">· de saisir un tableau <text:span text:style-name="T38">tabComptes</text:span> de <text:span text:style-name="T38">nbComptes</text:span> comptes,</text:p>
      <text:list xml:id="list4226796232" text:style-name="L8">
        <text:list-header>
          <text:p text:style-name="P46">·<text:span text:style-name="T3"> </text:span>d’afficher le tableau <text:span text:style-name="T38">tabComptes</text:span> de <text:span text:style-name="T38">nbComptes</text:span> comptes,</text:p>
        </text:list-header>
      </text:list>
      <text:p text:style-name="P7">·<text:span text:style-name="T3"> </text:span>de stocker dans le tableau <text:span text:style-name="T38">tabComptesEuros</text:span><text:span text:style-name="T1">, tous </text:span>les comptes de <text:span text:style-name="T38">tabComptes</text:span> après avoir transformés les soldes en euros, </text:p>
      <text:p text:style-name="P7">·<text:span text:style-name="T3"> </text:span>d'afficher le tableau <text:span text:style-name="T38">tabComptesEuros,</text:span></text:p>
      <text:p text:style-name="P7"/>
      <text:p text:style-name="P6"/>
      <text:p text:style-name="P2">Exercice <text:s/><text:span text:style-name="T13">5</text:span></text:p>
      <text:p text:style-name="P3">Comprendre ce qui est copié lors d’un passage de paramètre.</text:p>
      <text:list xml:id="list3644721841" text:style-name="L9">
        <text:list-item>
          <text:p text:style-name="P37">Ajouter dans le main pour chaque variable l’affichage de <text:s/>son adresse et de sa taille en dans la pile.</text:p>
        </text:list-item>
        <text:list-item>
          <text:p text:style-name="P37">et dans chaque sous programme, pour chaque paramètre effectuer les mêmes affichages.</text:p>
        </text:list-item>
        <text:list-item>
          <text:p text:style-name="P38">Répondez <text:span text:style-name="T39">ensuite </text:span>aux questions suivantes :</text:p>
          <text:list>
            <text:list-item>
              <text:p text:style-name="P31">Que remarquez vous ?</text:p>
            </text:list-item>
            <text:list-item>
              <text:p text:style-name="P31">Quand a-t-on crée une nouvelle variable en mémoire ? Quand avons nous accédé à une variable existante ?</text:p>
            </text:list-item>
            <text:list-item>
              <text:p text:style-name="P31">La création et recopie de variable peut-elle être un problème ?</text:p>
            </text:list-item>
          </text:list>
          <text:p text:style-name="P39"/>
        </text:list-item>
      </text:list>
      <text:p text:style-name="P3"><text:span text:style-name="T17">E</text:span>xemples :</text:p>
      <text:list xml:id="list432921511" text:style-name="L10">
        <text:list-item>
          <text:p text:style-name="P32"><text:span text:style-name="T18">P</text:span><text:span text:style-name="T19">our un enregistrement ou une variable de type natif :</text:span></text:p>
        </text:list-item>
      </text:list>
      <text:p text:style-name="P3"/>
      <text:p text:style-name="P8">Compte changeEnEuros (Compte pfc){</text:p>
      <text:p text:style-name="P8"/>
      <text:p text:style-name="P8"><text:tab/>//affichage de l'adresse de pfc</text:p>
      <text:p text:style-name="P34"><text:tab/>printf("changeEnEuros : adresse de pfc %p<text:span text:style-name="T16">\n</text:span>", &amp; pfc);</text:p>
      <text:p text:style-name="P8"><text:tab/>//taille de pfc dans la pile</text:p>
      <text:p text:style-name="P34"><text:tab/>printf("changeEnEuros : taille de pfc %<text:span text:style-name="T15">l</text:span>d<text:span text:style-name="T16">\n</text:span>", sizeof(pfc));</text:p>
      <text:p text:style-name="P8"/>
      <text:p text:style-name="P8"/>
      <text:p text:style-name="P8"><text:s text:c="4"/><text:tab/>Compte unCompte;</text:p>
      <text:p text:style-name="P8"><text:s text:c="6"/><text:tab/> //affichage de l'adresse de <text:s/>unCompte</text:p>
      <text:p text:style-name="P34"><text:tab/>printf("changeEnEuros : adresse de unCompte %p<text:span text:style-name="T16">\n</text:span>", &amp; unCompte);</text:p>
      <text:p text:style-name="P8"><text:tab/>//taille de unCompte dans la pile</text:p>
      <text:p text:style-name="P34"><text:tab/>printf("changeEnEuros : taille de unCompte %ld<text:span text:style-name="T16">\n</text:span>", sizeof(unCompte));</text:p>
      <text:p text:style-name="P8"><text:s text:c="8"/>... </text:p>
      <text:p text:style-name="P8"><text:s text:c="3"/></text:p>
      <text:p text:style-name="P8"><text:s text:c="4"/>return unCompte;</text:p>
      <text:p text:style-name="P8">}</text:p>
      <text:p text:style-name="P4"/>
      <text:list xml:id="list2382336821" text:style-name="L11">
        <text:list-item>
          <text:p text:style-name="P33"><text:span text:style-name="T20">P</text:span><text:span text:style-name="T21">our un </text:span><text:span text:style-name="T22">tableau</text:span><text:span text:style-name="T21"> :</text:span></text:p>
        </text:list-item>
      </text:list>
      <text:p text:style-name="P8">void saisieTab (int pfNbC, TCompte pfTabC[])<text:span text:style-name="T14">{</text:span></text:p>
      <text:p text:style-name="P9"><text:s text:c="8"/>//affichage de l'adresse <text:s/>pfTabC</text:p>
      <text:p text:style-name="P34"><text:soft-page-break/><text:tab/>printf("saisieTab : adresse de pfTabC %p<text:span text:style-name="T16">\n</text:span>", pfTabC);</text:p>
      <text:p text:style-name="P9"><text:tab/>//taille de pfTabC dans la pile</text:p>
      <text:p text:style-name="P34"><text:tab/>printf("saisieTab : taille de pfTabC %<text:span text:style-name="T15">l</text:span>d<text:span text:style-name="T16">\n</text:span>", sizeof(pfTabC));</text:p>
      <text:p text:style-name="P9"><text:s text:c="8"/>//affichage de l'adresse de <text:s text:c="2"/>pfTabC</text:p>
      <text:p text:style-name="P34"><text:tab/>printf("saisieTab : adresse de pfNbC %p<text:span text:style-name="T16">\n</text:span>", <text:span text:style-name="T14">&amp;</text:span>pfNbC);</text:p>
      <text:p text:style-name="P9"><text:tab/>//taille de pfNbC dans la pile</text:p>
      <text:p text:style-name="P34"><text:tab/>printf("saisieTab : taille de pfNbC %<text:span text:style-name="T15">l</text:span>d<text:span text:style-name="T16">\n</text:span>", sizeof(pfNbC));</text:p>
      <text:p text:style-name="P8">...</text:p>
      <text:p text:style-name="P10">}</text:p>
      <text:p text:style-name="P1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12:44:40.31</meta:creation-date>
    <dc:date>2020-08-24T09:40:26.372220464</dc:date>
    <meta:editing-duration>PT4H10M52S</meta:editing-duration>
    <meta:editing-cycles>28</meta:editing-cycles>
    <meta:generator>LibreOffice/6.0.7.3$Linux_X86_64 LibreOffice_project/00m0$Build-3</meta:generator>
    <meta:print-date>2014-01-23T16:02:26.81</meta:print-date>
    <meta:document-statistic meta:table-count="0" meta:image-count="0" meta:object-count="0" meta:page-count="3" meta:paragraph-count="80" meta:word-count="540" meta:character-count="3520" meta:non-whitespace-character-count="2924"/>
  </office:meta>
</office:document-meta>
</file>